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300599A4989.png"/>
  <manifest:file-entry manifest:media-type="image/png" manifest:full-path="Pictures/10000000000004000000030089FEE9B9.png"/>
  <manifest:file-entry manifest:media-type="image/gif" manifest:full-path="Pictures/1000020000000012000000129A0CB963.gif"/>
  <manifest:file-entry manifest:media-type="image/gif" manifest:full-path="Pictures/100002000000001200000012929983B4.gif"/>
  <manifest:file-entry manifest:media-type="image/png" manifest:full-path="Pictures/10000000000004000000030042C9C36F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gif" manifest:full-path="Pictures/10000200000000120000001256ED240C.gif"/>
  <manifest:file-entry manifest:media-type="image/gif" manifest:full-path="Pictures/100002000000001200000012DE287DE5.gif"/>
  <manifest:file-entry manifest:media-type="image/gif" manifest:full-path="Pictures/100002000000001200000012D55BD994.gif"/>
  <manifest:file-entry manifest:media-type="image/gif" manifest:full-path="Pictures/100002000000001200000012BCC77F26.g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okyo-midtown-2-title">
      <style:graphic-properties fo:min-height="2.75cm"/>
    </style:style>
    <style:style style:name="pr2" style:family="presentation" style:parent-style-name="tokyo-midtown-2-subtitle">
      <style:graphic-properties draw:fill-color="#ffffff" fo:min-height="1.376cm"/>
    </style:style>
    <style:style style:name="pr3" style:family="presentation" style:parent-style-name="tokyo-midtown-2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14cm"/>
    </style:style>
    <style:style style:name="pr5" style:family="presentation" style:parent-style-name="Standard-subtitle">
      <style:graphic-properties draw:fill-color="#ffffff" fo:min-height="1.017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_20_2-title">
      <style:graphic-properties draw:auto-grow-height="true" fo:min-height="2.001cm"/>
    </style:style>
    <style:style style:name="pr8" style:family="presentation" style:parent-style-name="Standard_20_2-outline1">
      <style:graphic-properties draw:auto-grow-height="true" fo:min-height="14.001cm"/>
    </style:style>
    <style:style style:name="pr9" style:family="presentation" style:parent-style-name="Standard_20_2-notes">
      <style:graphic-properties draw:fill-color="#ffffff" draw:auto-grow-height="true" fo:min-height="13.365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draw:auto-grow-height="true" fo:min-height="4.663cm"/>
    </style:style>
    <style:style style:name="pr12" style:family="presentation" style:parent-style-name="Standard_20_2-title">
      <style:graphic-properties draw:auto-grow-height="true" fo:min-height="2cm"/>
    </style:style>
    <style:style style:name="pr13" style:family="presentation" style:parent-style-name="Standard_20_2-outline1">
      <style:graphic-properties draw:auto-grow-height="true" fo:min-height="14cm"/>
    </style:style>
    <style:style style:name="pr14" style:family="presentation" style:parent-style-name="Standard_20_2-notes">
      <style:graphic-properties draw:fill-color="#ffffff" draw:auto-grow-height="true" fo:min-height="13.364cm"/>
    </style:style>
    <style:style style:name="pr15" style:family="presentation" style:parent-style-name="Standard_20_2-title">
      <style:graphic-properties fo:min-height="2cm"/>
    </style:style>
    <style:style style:name="pr16" style:family="presentation" style:parent-style-name="Standard_20_2-outline1">
      <style:graphic-properties fo:min-height="14cm"/>
    </style:style>
    <style:style style:name="pr17" style:family="presentation" style:parent-style-name="Standard_20_2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7f0055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6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7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8" style:family="text">
      <style:text-properties fo:color="#0000c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text-emphasize="none" style:font-relief="none"/>
    </style:style>
    <style:style style:name="T10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1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2" style:family="text">
      <style:text-properties fo:color="#7f0055" fo:font-family="'DejaVu Sans Mono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" style:family="text">
      <style:text-properties fo:color="#000000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4" style:family="text">
      <style:text-properties fo:color="#000000" fo:font-family="'DejaVu Sans Mono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5" style:family="text">
      <style:text-properties fo:color="#b3b3b3" fo:font-family="'DejaVu Sans Mono'" style:font-family-generic="modern" style:font-pitch="fixed" fo:font-size="10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color="#b3b3b3" fo:font-family="'DejaVu Sans Mono'" style:font-family-generic="modern" style:font-pitch="fixed" fo:font-size="10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" style:family="text">
      <style:text-properties fo:color="#2a00f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8" style:family="text">
      <style:text-properties fo:color="#b3b3b3" fo:font-family="'DejaVu Sans Mono'" style:font-family-generic="modern" style:font-pitch="fixed" fo:font-size="1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9" style:family="text">
      <style:text-properties fo:color="#b3b3b3" fo:font-family="'DejaVu Sans Mono'" style:font-family-generic="modern" style:font-pitch="fixed" fo:font-size="12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20" style:family="text">
      <style:text-properties fo:color="#b3b3b3" fo:font-family="'DejaVu Sans Mono'" style:font-family-generic="modern" style:font-pitch="fixed" fo:font-size="1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1" style:family="text">
      <style:text-properties fo:color="#3f7f5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2" style:family="text">
      <style:text-properties fo:font-size="18pt" style:font-size-asian="18pt" style:font-size-complex="12pt"/>
    </style:style>
    <style:style style:name="T23" style:family="text">
      <style:text-properties fo:font-size="36pt" style:font-size-asian="54pt" style:font-size-complex="60pt"/>
    </style:style>
    <style:style style:name="T2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2.75cm" svg:x="0.5cm" svg:y="3.625cm" presentation:class="title" presentation:user-transformed="true">
          <draw:text-box>
            <text:p>Remote Notifications</text:p>
          </draw:text-box>
        </draw:frame>
        <draw:frame presentation:style-name="pr2" draw:layer="layout" svg:width="25cm" svg:height="1.376cm" svg:x="0.5cm" svg:y="6.124cm" presentation:class="subtitle" presentation:user-transformed="true">
          <draw:text-box>
            <text:p><text:span text:style-name="T1">Integrace desktopu a webu v Javě – jednoduše a bez závislostí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System Tray Icon</text:p>
          </draw:text-box>
        </draw:frame>
        <draw:frame presentation:style-name="pr5" draw:layer="layout" svg:width="27cm" svg:height="1.267cm" svg:x="0.5cm" svg:y="19.8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System Tray Icon</text:p>
          </draw:text-box>
        </draw:frame>
        <draw:frame presentation:style-name="pr8" draw:text-style-name="P2" draw:layer="layout" svg:width="27.268cm" svg:height="14.001cm" svg:x="0.322cm" svg:y="3.292cm" presentation:class="outline" presentation:user-transformed="true">
          <draw:text-box>
            <text:p text:style-name="P1"><text:span text:style-name="T2">import</text:span><text:span text:style-name="T3"> java.awt.*;</text:span></text:p>
            <text:p text:style-name="P1"><text:span text:style-name="T2"/></text:p>
            <text:p text:style-name="P1"><text:span text:style-name="T2">if</text:span><text:span text:style-name="T4"> (SystemTray.</text:span><text:span text:style-name="T5">isSupported</text:span><text:span text:style-name="T4">()) {</text:span></text:p>
            <text:p text:style-name="P1"><text:span text:style-name="T4"><text:s text:c="2"/></text:span><text:span text:style-name="T4">Image img = Toolkit.</text:span><text:span text:style-name="T5">getDefaultToolkit</text:span><text:span text:style-name="T4">().getImage(</text:span><text:span text:style-name="T6">"coffee.png"</text:span><text:span text:style-name="T4">);</text:span></text:p>
            <text:p text:style-name="P1"><text:span text:style-name="T4"><text:s text:c="2"/></text:span><text:span text:style-name="T4">PopupMenu popup = </text:span><text:span text:style-name="T7">// ... ; </text:span></text:p>
            <text:p text:style-name="P1"><text:span text:style-name="T4"/></text:p>
            <text:p text:style-name="P1"><text:span text:style-name="T4"><text:s text:c="2"/></text:span><text:span text:style-name="T4">TrayIcon trayIcon = </text:span><text:span text:style-name="T2">new</text:span><text:span text:style-name="T4"> TrayIcon(img, </text:span><text:span text:style-name="T6">"My own tooltip"</text:span><text:span text:style-name="T4">, popup);</text:span></text:p>
            <text:p text:style-name="P1"><text:span text:style-name="T4"><text:s text:c="2"/></text:span><text:span text:style-name="T4">trayIcon.setImageAutoSize(</text:span><text:span text:style-name="T2">true</text:span><text:span text:style-name="T4">);</text:span></text:p>
            <text:p text:style-name="P1"><text:span text:style-name="T4"><text:s text:c="2"/></text:span><text:span text:style-name="T7">//trayIcon.addMouseListener(...); </text:span></text:p>
            <text:p text:style-name="P1"><text:span text:style-name="T7"><text:s text:c="2"/></text:span><text:span text:style-name="T7">//The MOUSE_ENTERED and MOUSE_EXITED mouse events are not supported.</text:span></text:p>
            <text:p text:style-name="P1"><text:span text:style-name="T4"/></text:p>
            <text:p text:style-name="P1"><text:span text:style-name="T4"><text:s text:c="2"/></text:span><text:span text:style-name="T4">SystemTray.</text:span><text:span text:style-name="T5">getSystemTray</text:span><text:span text:style-name="T4">().add(trayIcon);</text:span></text:p>
            <text:p text:style-name="P1"><text:span text:style-name="T4"><text:s text:c="2"/></text:span><text:span text:style-name="T7">//...</text:span></text:p>
            <text:p text:style-name="P1"><text:span text:style-name="T4"/></text:p>
            <text:p text:style-name="P1"><text:span text:style-name="T4"><text:s text:c="2"/></text:span><text:span text:style-name="T4">trayIcon.displayMessage(</text:span><text:span text:style-name="T6">"Title"</text:span><text:span text:style-name="T4">, </text:span><text:span text:style-name="T6">"I like it."</text:span><text:span text:style-name="T4">, TrayIcon.MessageType.</text:span><text:span text:style-name="T8">INFO</text:span><text:span text:style-name="T4">);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Windows S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Windows sounds</text:p>
          </draw:text-box>
        </draw:frame>
        <draw:frame presentation:style-name="pr8" draw:text-style-name="P3" draw:layer="layout" svg:width="27cm" svg:height="14.001cm" svg:x="0.5cm" svg:y="3.3cm" presentation:class="outline" presentation:user-transformed="true">
          <draw:text-box>
            <text:p text:style-name="P1"><text:span text:style-name="T2">import</text:span><text:span text:style-name="T3"> java.awt.Toolkit;</text:span></text:p>
            <text:p text:style-name="P1"><text:span text:style-name="T3"/></text:p>
            <text:p text:style-name="P1"><text:span text:style-name="T3">Runnable sound =</text:span></text:p>
            <text:p text:style-name="P1"><text:span text:style-name="T3"><text:s text:c="2"/></text:span><text:span text:style-name="T3">(Runnable) Toolkit.</text:span><text:span text:style-name="T9">getDefaultToolkit</text:span><text:span text:style-name="T3">().getDesktopProperty(</text:span><text:span text:style-name="T10">"win.sound.asterisk"</text:span><text:span text:style-name="T3">);</text:span></text:p>
            <text:p text:style-name="P1"><text:span text:style-name="T2"/></text:p>
            <text:p text:style-name="P1"><text:span text:style-name="T2">if</text:span><text:span text:style-name="T3"> (sound != </text:span><text:span text:style-name="T2">null</text:span><text:span text:style-name="T3">) {</text:span></text:p>
            <text:p text:style-name="P1"><text:span text:style-name="T3"><text:s text:c="2"/></text:span><text:span text:style-name="T3">sound.run();</text:span></text:p>
            <text:p text:style-name="P1"><text:span text:style-name="T3">}</text:span></text:p>
            <text:p text:style-name="P1"><text:span text:style-name="T3"/></text:p>
            <text:p text:style-name="P1"><text:span text:style-name="T11">// "win.sound.*" properties:</text:span></text:p>
            <text:p text:style-name="P1"><text:span text:style-name="T11">// <text:s text:c="2"/>default asterisk exclamation hand question</text:span></text:p>
            <text:p text:style-name="P1"><text:span text:style-name="T11">// <text:s text:c="2"/>maximize minimize</text:span></text:p>
            <text:p text:style-name="P1"><text:span text:style-name="T11">// <text:s text:c="2"/>menuCommand menuPopup</text:span></text:p>
            <text:p text:style-name="P1"><text:span text:style-name="T11">// <text:s text:c="2"/>open close start exit</text:span></text:p>
            <text:p text:style-name="P1"><text:span text:style-name="T11">// <text:s text:c="2"/>restoreDown restoreUp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HTTP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6cm" presentation:class="outline" presentation:user-transformed="true">
          <draw:text-box>
            <text:p text:style-name="P1"><text:span text:style-name="T12">import</text:span><text:span text:style-name="T13"> com.sun.net.httpserver.*;</text:span></text:p>
            <text:p text:style-name="P1"><text:span text:style-name="T13"/></text:p>
            <text:p text:style-name="P1"><text:span text:style-name="T13">HttpServer httpServer = HttpServer.</text:span><text:span text:style-name="T14">create</text:span><text:span text:style-name="T13">(</text:span><text:span text:style-name="T12">new</text:span><text:span text:style-name="T13"> InetSocketAddress(80), 0);</text:span></text:p>
            <text:p text:style-name="P1"><text:span text:style-name="T13">HttpHandler handler = </text:span><text:span text:style-name="T12">new</text:span><text:span text:style-name="T13"> HttpHandler() {</text:span></text:p>
            <text:p text:style-name="P1"><text:span text:style-name="T15"><text:s text:c="2"/></text:span><text:span text:style-name="T16">public</text:span><text:span text:style-name="T15"> </text:span><text:span text:style-name="T16">void</text:span><text:span text:style-name="T15"> handle(HttpExchange exchange) </text:span><text:span text:style-name="T16">throws</text:span><text:span text:style-name="T15"> IOException {</text:span></text:p>
            <text:p text:style-name="P1"><text:span text:style-name="T15"><text:s text:c="4"/></text:span><text:span text:style-name="T15">InputStream is = exchange.getRequestBody();</text:span></text:p>
            <text:p text:style-name="P1"><text:span text:style-name="T15"><text:s text:c="4"/></text:span><text:span text:style-name="T15">//... some logic here</text:span></text:p>
            <text:p text:style-name="P1"><text:span text:style-name="T15"><text:s text:c="4"/></text:span><text:span text:style-name="T15">exchange.getResponseHeaders().add("Content-Type", "text/plain");</text:span></text:p>
            <text:p text:style-name="P1"><text:span text:style-name="T15"><text:s text:c="4"/></text:span><text:span text:style-name="T15">exchange.sendResponseHeaders(200, 0); // status - SC_OK, contentLength - chunked</text:span></text:p>
            <text:p text:style-name="P1"><text:span text:style-name="T15"><text:s text:c="4"/></text:span><text:span text:style-name="T15">OutputStreamWriter osw = </text:span><text:span text:style-name="T16">new</text:span><text:span text:style-name="T15"> OutputStreamWriter(exchange.getResponseBody());</text:span></text:p>
            <text:p text:style-name="P1"><text:span text:style-name="T15"><text:s text:c="4"/></text:span><text:span text:style-name="T15">osw.append("Hello world wide web!\nQuery: " + exchange.getRequestURI().getQuery());</text:span></text:p>
            <text:p text:style-name="P1"><text:span text:style-name="T15"/></text:p>
            <text:p text:style-name="P1"><text:span text:style-name="T15"><text:s text:c="4"/></text:span><text:span text:style-name="T15">is.close();</text:span></text:p>
            <text:p text:style-name="P1"><text:span text:style-name="T15"><text:s text:c="4"/></text:span><text:span text:style-name="T15">osw.close();</text:span></text:p>
            <text:p text:style-name="P1"><text:span text:style-name="T15"><text:s text:c="2"/></text:span><text:span text:style-name="T15">}</text:span></text:p>
            <text:p text:style-name="P1"><text:span text:style-name="T13">};</text:span></text:p>
            <text:p text:style-name="P1"><text:span text:style-name="T13">httpServer.createContext(</text:span><text:span text:style-name="T17">"/"</text:span><text:span text:style-name="T13">, handler);</text:span></text:p>
            <text:p text:style-name="P1"><text:span text:style-name="T13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5cm" presentation:class="outline" presentation:user-transformed="true">
          <draw:text-box>
            <text:p text:style-name="P1"><text:span text:style-name="T12">import</text:span><text:span text:style-name="T13"> com.sun.net.httpserver.*;</text:span></text:p>
            <text:p text:style-name="P1"><text:span text:style-name="T13"/></text:p>
            <text:p text:style-name="P1"><text:span text:style-name="T18">HttpServer httpServer = HttpServer.</text:span><text:span text:style-name="T19">create</text:span><text:span text:style-name="T18">(</text:span><text:span text:style-name="T20">new</text:span><text:span text:style-name="T18"> InetSocketAddress(80), 0);</text:span></text:p>
            <text:p text:style-name="P1"><text:span text:style-name="T18">HttpHandler handler = </text:span><text:span text:style-name="T20">new</text:span><text:span text:style-name="T18"> HttpHandler() {</text:span></text:p>
            <text:p text:style-name="P1"><text:span text:style-name="T13"><text:s text:c="2"/></text:span><text:span text:style-name="T12">public</text:span><text:span text:style-name="T13"> </text:span><text:span text:style-name="T12">void</text:span><text:span text:style-name="T13"> handle(HttpExchange exchange) </text:span><text:span text:style-name="T12">throws</text:span><text:span text:style-name="T13"> IOException {</text:span></text:p>
            <text:p text:style-name="P1"><text:span text:style-name="T13"><text:s text:c="4"/></text:span><text:span text:style-name="T13">InputStream is = exchange.getRequestBody();</text:span></text:p>
            <text:p text:style-name="P1"><text:span text:style-name="T13"><text:s text:c="4"/></text:span><text:span text:style-name="T21">//... some logic here</text:span></text:p>
            <text:p text:style-name="P1"><text:span text:style-name="T13"><text:s text:c="4"/></text:span><text:span text:style-name="T13">exchange.getResponseHeaders().add(</text:span><text:span text:style-name="T17">"Content-Type"</text:span><text:span text:style-name="T13">, </text:span><text:span text:style-name="T17">"text/plain"</text:span><text:span text:style-name="T13">);</text:span></text:p>
            <text:p text:style-name="P1"><text:span text:style-name="T13"><text:s text:c="4"/></text:span><text:span text:style-name="T13">exchange.sendResponseHeaders(200, 0); </text:span><text:span text:style-name="T21">// status - SC_OK, contentLength - chunked</text:span></text:p>
            <text:p text:style-name="P1"><text:span text:style-name="T13"><text:s text:c="4"/></text:span><text:span text:style-name="T13">OutputStreamWriter osw = </text:span><text:span text:style-name="T12">new</text:span><text:span text:style-name="T13"> OutputStreamWriter(exchange.getResponseBody());</text:span></text:p>
            <text:p text:style-name="P1"><text:span text:style-name="T13"><text:s text:c="4"/></text:span><text:span text:style-name="T13">osw.append(</text:span><text:span text:style-name="T17">"Hello world wide web!\nQuery: "</text:span><text:span text:style-name="T13"> + exchange.getRequestURI().getQuery());</text:span></text:p>
            <text:p text:style-name="P1"><text:span text:style-name="T13"/></text:p>
            <text:p text:style-name="P1"><text:span text:style-name="T13"><text:s text:c="4"/></text:span><text:span text:style-name="T13">is.close();</text:span></text:p>
            <text:p text:style-name="P1"><text:span text:style-name="T13"><text:s text:c="4"/></text:span><text:span text:style-name="T13">osw.close();</text:span></text:p>
            <text:p text:style-name="P1"><text:span text:style-name="T13"><text:s text:c="2"/></text:span><text:span text:style-name="T13">}</text:span></text:p>
            <text:p text:style-name="P1"><text:span text:style-name="T18">};</text:span></text:p>
            <text:p text:style-name="P1"><text:span text:style-name="T18">httpServer.createContext("/", handler);</text:span></text:p>
            <text:p text:style-name="P1"><text:span text:style-name="T18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Notifier<text:line-break/><text:span text:style-name="T22">https://github.com/kwart/Notifier</text:span></text:p>
          </draw:text-box>
        </draw:frame>
        <draw:frame presentation:style-name="pr11" draw:layer="layout" svg:width="27cm" svg:height="4.663cm" svg:x="0cm" svg:y="0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2" draw:layer="layout" svg:width="27cm" svg:height="2cm" svg:x="0.5cm" svg:y="0.5cm" presentation:class="title" presentation:user-transformed="true">
          <draw:text-box>
            <text:p>Notifier – server</text:p>
          </draw:text-box>
        </draw:frame>
        <draw:frame presentation:style-name="pr13" draw:layer="layout" svg:width="27cm" svg:height="14cm" svg:x="0.5cm" svg:y="3.5cm" presentation:class="outline" presentation:user-transformed="true">
          <draw:text-box>
            <text:list text:style-name="L2">
              <text:list-item>
                <text:p>spustitelný JAR</text:p>
              </text:list-item>
            </text:list>
            <text:list text:style-name="L3">
              <text:list-item>
                <text:list>
                  <text:list-item>
                    <text:p>$java -jar Notifier.jar [port <text:s/>[defaultIcon [soundDesktopProperty]]</text:p>
                  </text:list-item>
                </text:list>
              </text:list-item>
            </text:list>
            <text:list text:style-name="L2">
              <text:list-item>
                <text:p>výchozí nastavení</text:p>
              </text:list-item>
            </text:list>
            <text:list text:style-name="L3">
              <text:list-item>
                <text:list>
                  <text:list-item>
                    <text:p>port: 8811</text:p>
                  </text:list-item>
                  <text:list-item>
                    <text:p>ikona: sun</text:p>
                  </text:list-item>
                  <text:list-item>
                    <text:p>zvuk: win.sound.asterisk</text:p>
                  </text:list-item>
                </text:list>
              </text:list-item>
            </text:list>
            <text:list text:style-name="L2">
              <text:list-item>
                <text:p>události</text:p>
              </text:list-item>
            </text:list>
            <text:list text:style-name="L3">
              <text:list-item>
                <text:list>
                  <text:list-item>
                    <text:p>jednoduchý klik – návrat k výchozí ikoně</text:p>
                  </text:list-item>
                  <text:list-item>
                    <text:p>dvojklik – ukončení program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5" draw:layer="layout" svg:width="27cm" svg:height="2cm" svg:x="0.5cm" svg:y="0.5cm" presentation:class="title" presentation:user-transformed="true">
          <draw:text-box>
            <text:p>Notifier – klienti</text:p>
          </draw:text-box>
        </draw:frame>
        <draw:frame presentation:style-name="pr16" draw:layer="layout" svg:width="27cm" svg:height="14cm" svg:x="0.5cm" svg:y="3.5cm" presentation:class="outline">
          <draw:text-box>
            <text:list text:style-name="L2">
              <text:list-item>
                <text:p>jakýkoliv běžný HTTP klient</text:p>
              </text:list-item>
            </text:list>
            <text:list text:style-name="L3">
              <text:list-item>
                <text:list>
                  <text:list-item>
                    <text:p>firefox http://127.0.0.1:8811/teddy-bear</text:p>
                  </text:list-item>
                </text:list>
              </text:list-item>
            </text:list>
            <text:list text:style-name="L2">
              <text:list-item>
                <text:p>příkazová řádka</text:p>
              </text:list-item>
            </text:list>
            <text:list text:style-name="L3">
              <text:list-item>
                <text:list>
                  <text:list-item>
                    <text:p>wget -O - http://localhost:8811/warning </text:p>
                  </text:list-item>
                  <text:list-item>
                    <text:p>curl -d "Build finished succesfully" http://localhost:8811/ok</text:p>
                  </text:list-item>
                  <text:list-item>
                    <text:p>curl -d "%sname: %smessage" --connect-timeout 3 http://10.0.2.2:8811/bubbl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3" draw:layer="layout" svg:width="27cm" svg:height="14cm" svg:x="0.5cm" svg:y="3.5cm" presentation:class="outline">
          <draw:text-box>
            <text:list text:style-name="L2">
              <text:list-item>
                <text:p>Projekt ke stažení</text:p>
              </text:list-item>
            </text:list>
            <text:list text:style-name="L3">
              <text:list-item>
                <text:list>
                  <text:list-item>
                    <text:p><text:span text:style-name="T23"><text:a xlink:href="https://github.com/kwart/Notifier">https://github.com/kwart/Notifier</text:a></text:span><text:span text:style-name="T23"> </text:span></text:p>
                  </text:list-item>
                </text:list>
              </text:list-item>
            </text:list>
            <text:list text:style-name="L2">
              <text:list-item>
                <text:p>API dokumentace</text:p>
              </text:list-item>
            </text:list>
            <text:list text:style-name="L3">
              <text:list-item>
                <text:list>
                  <text:list-item>
                    <text:p>System Tray<text:line-break/><text:a xlink:href="http://download.oracle.com/javase/6/docs/api/java/awt/SystemTray.html">http://download.oracle.com/javase/6/docs/api/java/awt/SystemTray.html</text:a></text:p>
                  </text:list-item>
                  <text:list-item>
                    <text:p>Windows Sounds<text:line-break/><text:a xlink:href="http://download.oracle.com/javase/1.4.2/docs/guide/swing/1.4/w2k_props.html">http://download.oracle.com/javase/1.4.2/docs/guide/swing/1.4/w2k_props.html</text:a></text:p>
                  </text:list-item>
                  <text:list-item>
                    <text:p>HTTP server<text:line-break/><text:a xlink:href="http://download.oracle.com/javase/6/docs/jre/api/net/httpserver/spec/">http://download.oracle.com/javase/6/docs/jre/api/net/httpserver/spec/</text:a><text:line-break/><text:line-break/></text:p>
                  </text:list-item>
                </text:list>
              </text:list-item>
            </text:list>
            <text:list text:style-name="L2">
              <text:list-item>
                <text:p><text:span text:style-name="T24">šablona prezentace od Chih-Hao Tsai </text:span><text:span text:style-name="T24"><text:a xlink:href="http://technology.chtsai.org/impress/">http://technology.chtsai.org/impress/</text:a>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fo:language="cs" fo:country="CZ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cs" fo:country="CZ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language="cs" fo:country="CZ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7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2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fill-color="#ffffff" draw:auto-grow-height="false" fo:min-height="3.507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.6cm" fo:text-align="end" fo:text-indent="0cm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3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4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office:forms form:automatic-focus="false" form:apply-design-mode="false"/>
      <draw:frame presentation:style-name="tokyo-midtown-2-title" draw:layer="backgroundobjects" svg:width="25cm" svg:height="3cm" svg:x="0.5cm" svg:y="3.5cm" presentation:class="title" presentation:placeholder="true">
        <draw:text-box/>
      </draw:frame>
      <draw:frame presentation:style-name="tokyo-midtown-2-outline1" draw:layer="backgroundobjects" svg:width="25cm" svg:height="3cm" svg:x="0.5cm" svg:y="6.5cm" presentation:class="outline" presentation:placeholder="true">
        <draw:text-box/>
      </draw:frame>
      <draw:frame presentation:style-name="Mpr1" draw:text-style-name="MP3" draw:layer="backgroundobjects" svg:width="8.875cm" svg:height="0.997cm" svg:x="9.576cm" svg:y="20.00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14cm" svg:height="3.4cm" svg:x="13cm" svg:y="14cm">
        <draw:text-box>
          <text:p text:style-name="MP4"><text:span text:style-name="MT2">Josef Cacek</text:span></text:p>
          <text:p text:style-name="MP5"><text:span text:style-name="MT3">Siemens IT Solutions and Services</text:span></text:p>
          <text:p text:style-name="MP5"><text:span text:style-name="MT3">Brno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7cm" svg:height="14cm" svg:x="0.5cm" svg:y="3.5cm" presentation:class="title" presentation:placeholder="true">
        <draw:text-box/>
      </draw:frame>
      <draw:frame presentation:style-name="Standard-outline1" draw:layer="backgroundobjects" svg:width="27cm" svg:height="4.663cm" svg:x="0cm" svg:y="0cm" presentation:class="outline" presentation:placeholder="true">
        <draw:text-box/>
      </draw:frame>
      <draw:frame presentation:style-name="Mpr4" draw:text-style-name="MP1" draw:layer="backgroundobjects" svg:width="9.08cm" svg:height="1cm" svg:x="0.5cm" svg:y="20cm" presentation:class="date-time">
        <draw:text-box>
          <text:p text:style-name="MP1"><text:span text:style-name="MT4">Remote Notifications</text:span></text:p>
        </draw:text-box>
      </draw:frame>
      <draw:frame presentation:style-name="Mpr4" draw:text-style-name="MP3" draw:layer="backgroundobjects" svg:width="8.88cm" svg:height="1cm" svg:x="9.58cm" svg:y="20cm" presentation:class="footer">
        <draw:text-box>
          <text:p text:style-name="MP3"><text:span text:style-name="MT5"><presentation:footer/></text:span></text:p>
        </draw:text-box>
      </draw:frame>
      <draw:frame presentation:style-name="Mpr4" draw:text-style-name="MP2" draw:layer="backgroundobjects" svg:width="6.52cm" svg:height="1cm" svg:x="20.98cm" svg:y="20cm" presentation:class="page-number">
        <draw:text-box>
          <text:p text:style-name="MP2"><text:span text:style-name="MT5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3.86cm" svg:x="28cm" svg:y="2.64cm" presentation:class="outline" presentation:placeholder="true">
        <draw:text-box/>
      </draw:frame>
      <draw:frame presentation:style-name="Mpr7" draw:text-style-name="MP7" draw:layer="backgroundobjects" svg:width="9.08cm" svg:height="1cm" svg:x="0.5cm" svg:y="20cm" presentation:class="date-time">
        <draw:text-box>
          <text:p text:style-name="MP7"><text:span text:style-name="MT4">Remote Notifications</text:span></text:p>
        </draw:text-box>
      </draw:frame>
      <draw:frame presentation:style-name="Mpr7" draw:text-style-name="MP8" draw:layer="backgroundobjects" svg:width="8.88cm" svg:height="1cm" svg:x="9.58cm" svg:y="20cm" presentation:class="footer">
        <draw:text-box>
          <text:p text:style-name="MP8"><text:span text:style-name="MT5"><presentation:footer/></text:span></text:p>
        </draw:text-box>
      </draw:frame>
      <draw:frame presentation:style-name="Mpr7" draw:text-style-name="MP9" draw:layer="backgroundobjects" svg:width="6.52cm" svg:height="1cm" svg:x="20.98cm" svg:y="20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0" draw:text-style-name="MP10" draw:layer="backgroundobjects" svg:width="27cm" svg:height="2cm" svg:x="0.5cm" svg:y="0.5cm" presentation:class="title">
        <draw:text-box>
          <text:p text:style-name="MP10">請按一下鼠標，編輯標題文的格式。</text:p>
        </draw:text-box>
      </draw:frame>
      <draw:frame presentation:style-name="Standard_20_2-outline1" draw:layer="backgroundobjects" svg:width="27cm" svg:height="14cm" svg:x="0.5cm" svg:y="3.5cm" presentation:class="outline" presentation:placeholder="true">
        <draw:text-box/>
      </draw:frame>
      <draw:frame presentation:style-name="Mpr11" draw:text-style-name="MP1" draw:layer="backgroundobjects" svg:width="9.076cm" svg:height="0.997cm" svg:x="0.5cm" svg:y="20cm" presentation:class="date-time">
        <draw:text-box>
          <text:p text:style-name="MP1"><text:span text:style-name="MT6">Remote Notifications</text:span></text:p>
        </draw:text-box>
      </draw:frame>
      <draw:frame presentation:style-name="Mpr11" draw:text-style-name="MP3" draw:layer="backgroundobjects" svg:width="8.875cm" svg:height="0.997cm" svg:x="9.576cm" svg:y="20.003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203</meta:generator>
    <dc:title>Notifier - jOpenSpace</dc:title>
    <meta:creation-date>2011-06-02T18:57:11.79</meta:creation-date>
    <meta:editing-cycles>14</meta:editing-cycles>
    <meta:editing-duration>PT11H30M8S</meta:editing-duration>
    <meta:initial-creator>Josef Cacek</meta:initial-creator>
    <dc:date>2011-08-09T00:44:41.39</dc:date>
    <dc:creator>Josef Cacek</dc:cre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